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 style:master-page-name="">
      <style:table-properties style:width="6.925in" style:page-number="auto" fo:break-before="auto" fo:break-after="auto" table:align="left" fo:keep-with-next="auto"/>
    </style:style>
    <style:style style:name="Table1.A" style:family="table-column">
      <style:table-column-properties style:column-width="0.7896in"/>
    </style:style>
    <style:style style:name="Table1.B" style:family="table-column">
      <style:table-column-properties style:column-width="1.0701in"/>
    </style:style>
    <style:style style:name="Table1.C" style:family="table-column">
      <style:table-column-properties style:column-width="1.6299in"/>
    </style:style>
    <style:style style:name="Table1.D" style:family="table-column">
      <style:table-column-properties style:column-width="2.2139in"/>
    </style:style>
    <style:style style:name="Table1.E" style:family="table-column">
      <style:table-column-properties style:column-width="1.2215in"/>
    </style:style>
    <style:style style:name="Table1.A1" style:family="table-cell">
      <style:table-cell-properties style:vertical-align="middle" fo:padding-left="0.125in" fo:padding-right="0.125in" fo:padding-top="0.0833in" fo:padding-bottom="0.0833in" fo:border="0.05pt solid #000000"/>
    </style:style>
    <style:style style:name="P1" style:family="paragraph" style:parent-style-name="Heading_20_1" style:master-page-name="">
      <style:paragraph-properties fo:margin-left="0in" fo:margin-right="0in" fo:margin-top="0in" fo:margin-bottom="0.0835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font-variant="normal" fo:text-transform="none" fo:color="#1b1c1d" loext:opacity="100%" style:font-name="Google Sans" fo:font-size="16.5pt" fo:font-style="normal" fo:font-weight="bold" loext:padding="0in" loext:border="none"/>
    </style:style>
    <style:style style:name="P2" style:family="paragraph" style:parent-style-name="Text_20_body">
      <style:paragraph-properties fo:margin-left="0in" fo:margin-right="0in" fo:margin-top="0in" fo:margin-bottom="0.0972in" style:contextual-spacing="false" fo:line-height="114%" fo:orphans="2" fo:widows="2" fo:text-indent="0in" style:auto-text-indent="false" fo:padding="0in" fo:border="none"/>
      <style:text-properties fo:font-variant="normal" fo:text-transform="none" fo:color="#1b1c1d" loext:opacity="100%" style:font-name="Google Sans Text" fo:font-size="12pt" fo:font-style="normal" fo:font-weight="normal" loext:padding="0in" loext:border="none"/>
    </style:style>
    <style:style style:name="P3" style:family="paragraph" style:parent-style-name="Text_20_body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</style:style>
    <style:style style:name="P4" style:family="paragraph" style:parent-style-name="Heading_20_2" style:master-page-name="">
      <style:paragraph-properties fo:margin-left="0in" fo:margin-right="0in" fo:margin-top="0in" fo:margin-bottom="0.0835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font-variant="normal" fo:text-transform="none" fo:color="#1b1c1d" loext:opacity="100%" style:font-name="Google Sans" fo:font-size="15pt" fo:font-style="normal" fo:font-weight="bold" loext:padding="0in" loext:border="none"/>
    </style:style>
    <style:style style:name="P5" style:family="paragraph" style:parent-style-name="Heading_20_3" style:master-page-name="">
      <style:paragraph-properties fo:margin-left="0in" fo:margin-right="0in" fo:margin-top="0in" fo:margin-bottom="0.0835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font-variant="normal" fo:text-transform="none" fo:color="#1b1c1d" loext:opacity="100%" style:font-name="Google Sans" fo:font-size="12pt" fo:font-style="normal" fo:font-weight="bold" loext:padding="0in" loext:border="none"/>
    </style:style>
    <style:style style:name="P6" style:family="paragraph" style:parent-style-name="Text_20_body" style:list-style-name="L1" style:master-page-name="">
      <style:paragraph-properties fo:margin-left="0in" fo:margin-right="0in" fo:margin-top="0in" fo:margin-bottom="0.0835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font-variant="normal" fo:text-transform="none" fo:color="#1b1c1d" loext:opacity="100%" style:font-name="Google Sans Text" fo:font-size="12pt" fo:font-style="normal" fo:font-weight="normal" loext:padding="0in" loext:border="none"/>
    </style:style>
    <style:style style:name="P7" style:family="paragraph" style:parent-style-name="Text_20_body" style:list-style-name="L1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</style:style>
    <style:style style:name="P8" style:family="paragraph" style:parent-style-name="Text_20_body" style:list-style-name="L2" style:master-page-name="">
      <style:paragraph-properties fo:margin-left="0in" fo:margin-right="0in" fo:margin-top="0in" fo:margin-bottom="0.0835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font-variant="normal" fo:text-transform="none" fo:color="#1b1c1d" loext:opacity="100%" style:font-name="Google Sans Text" fo:font-size="12pt" fo:font-style="normal" fo:font-weight="normal" loext:padding="0in" loext:border="none"/>
    </style:style>
    <style:style style:name="P9" style:family="paragraph" style:parent-style-name="Text_20_body" style:list-style-name="L3" style:master-page-name="">
      <style:paragraph-properties fo:margin-left="0in" fo:margin-right="0in" fo:margin-top="0in" fo:margin-bottom="0.0835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font-variant="normal" fo:text-transform="none" fo:color="#1b1c1d" loext:opacity="100%" style:font-name="Google Sans Text" fo:font-size="12pt" fo:font-style="normal" fo:font-weight="normal" loext:padding="0in" loext:border="none"/>
    </style:style>
    <style:style style:name="P10" style:family="paragraph" style:parent-style-name="Text_20_body" style:master-page-name="">
      <style:paragraph-properties fo:margin-left="0in" fo:margin-right="0in" fo:margin-top="0in" fo:margin-bottom="0.1665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font-variant="normal" fo:text-transform="none" fo:color="#1b1c1d" loext:opacity="100%" style:font-name="Google Sans Text" fo:font-size="12pt" fo:font-style="normal" fo:font-weight="normal" loext:padding="0in" loext:border="none"/>
    </style:style>
    <style:style style:name="P11" style:family="paragraph" style:parent-style-name="Text_20_body" style:list-style-name="L4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</style:style>
    <style:style style:name="P12" style:family="paragraph" style:parent-style-name="Preformatted_20_Text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</style:style>
    <style:style style:name="P13" style:family="paragraph" style:parent-style-name="Preformatted_20_Text">
      <style:paragraph-properties fo:margin-left="0in" fo:margin-right="0in" fo:margin-top="0in" fo:margin-bottom="0in" style:contextual-spacing="false" fo:line-height="114%" fo:orphans="2" fo:widows="2" fo:break-before="auto" fo:break-after="auto" fo:padding="0in" fo:border="none" fo:keep-with-next="auto"/>
    </style:style>
    <style:style style:name="P14" style:family="paragraph" style:parent-style-name="Text_20_body" style:list-style-name="L5" style:master-page-name="">
      <style:paragraph-properties fo:margin-left="0in" fo:margin-right="0in" fo:margin-top="0in" fo:margin-bottom="0.0835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font-variant="normal" fo:text-transform="none" fo:color="#1b1c1d" loext:opacity="100%" style:font-name="Google Sans Text" fo:font-size="12pt" fo:font-style="normal" fo:font-weight="normal" loext:padding="0in" loext:border="none"/>
    </style:style>
    <style:style style:name="P15" style:family="paragraph" style:parent-style-name="Text_20_body" style:list-style-name="L6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</style:style>
    <style:style style:name="P16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keep-with-next="auto"/>
    </style:style>
    <style:style style:name="P17" style:family="paragraph" style:parent-style-name="Table_20_Contents">
      <style:paragraph-properties fo:margin-left="0in" fo:margin-right="0in" fo:margin-top="0in" fo:margin-bottom="0in" style:contextual-spacing="false" fo:line-height="114%" fo:orphans="2" fo:widows="2" fo:text-indent="0in" style:auto-text-indent="false" fo:padding="0in" fo:border="none" fo:keep-with-next="auto"/>
      <style:text-properties fo:font-variant="normal" fo:text-transform="none" fo:color="#1b1c1d" loext:opacity="100%" style:font-name="Google Sans Text" fo:font-size="10.5pt" fo:font-style="normal" fo:font-weight="normal"/>
    </style:style>
    <style:style style:name="P18" style:family="paragraph" style:parent-style-name="Text_20_body" style:list-style-name="L7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</style:style>
    <style:style style:name="P19" style:family="paragraph" style:parent-style-name="Text_20_body" style:list-style-name="L8" style:master-page-name="">
      <style:paragraph-properties fo:margin-left="0in" fo:margin-right="0in" fo:margin-top="0in" fo:margin-bottom="0.0835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font-variant="normal" fo:text-transform="none" fo:color="#1b1c1d" loext:opacity="100%" style:font-name="Google Sans Text" fo:font-size="12pt" fo:font-style="normal" fo:font-weight="normal" loext:padding="0in" loext:border="none"/>
    </style:style>
    <style:style style:name="P20" style:family="paragraph" style:parent-style-name="Text_20_body" style:list-style-name="L8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</style:style>
    <style:style style:name="P21" style:family="paragraph" style:parent-style-name="Heading_20_3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</style:style>
    <style:style style:name="P22" style:family="paragraph" style:parent-style-name="Text_20_body" style:master-page-name="">
      <style:paragraph-properties fo:margin-left="0in" fo:margin-right="0in" fo:margin-top="0in" fo:margin-bottom="0.0835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font-variant="normal" fo:text-transform="none" fo:color="#1b1c1d" loext:opacity="100%" style:font-name="Google Sans Text" fo:font-size="12pt" fo:font-style="normal" fo:font-weight="normal" loext:padding="0in" loext:border="none"/>
    </style:style>
    <style:style style:name="P23" style:family="paragraph" style:parent-style-name="Text_20_body" style:list-style-name="L9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</style:style>
    <style:style style:name="P24" style:family="paragraph" style:parent-style-name="Text_20_body" style:list-style-name="L10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</style:style>
    <style:style style:name="P25" style:family="paragraph" style:parent-style-name="Text_20_body" style:list-style-name="L11" style:master-page-name="">
      <style:paragraph-properties fo:margin-left="0in" fo:margin-right="0in" fo:margin-top="0in" fo:margin-bottom="0.0835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font-variant="normal" fo:text-transform="none" fo:color="#1b1c1d" loext:opacity="100%" style:font-name="Google Sans Text" fo:font-size="12pt" fo:font-style="normal" fo:font-weight="normal" loext:padding="0in" loext:border="none"/>
    </style:style>
    <style:style style:name="P26" style:family="paragraph" style:parent-style-name="Text_20_body" style:list-style-name="L12" style:master-page-name="">
      <style:paragraph-properties fo:margin-left="0in" fo:margin-right="0in" fo:margin-top="0in" fo:margin-bottom="0.0835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font-variant="normal" fo:text-transform="none" fo:color="#1b1c1d" loext:opacity="100%" style:font-name="Google Sans Text" fo:font-size="12pt" fo:font-style="normal" fo:font-weight="normal" loext:padding="0in" loext:border="none"/>
    </style:style>
    <style:style style:name="P27" style:family="paragraph" style:parent-style-name="Text_20_body" style:list-style-name="L12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</style:style>
    <style:style style:name="P28" style:family="paragraph" style:parent-style-name="Text_20_body" style:list-style-name="L13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</style:style>
    <style:style style:name="P29" style:family="paragraph" style:parent-style-name="Text_20_body" style:list-style-name="L14" style:master-page-name="">
      <style:paragraph-properties fo:margin-left="0in" fo:margin-right="0in" fo:margin-top="0in" fo:margin-bottom="0.0835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font-variant="normal" fo:text-transform="none" fo:color="#1b1c1d" loext:opacity="100%" style:font-name="Google Sans Text" fo:font-size="12pt" fo:font-style="normal" fo:font-weight="normal" loext:padding="0in" loext:border="none"/>
    </style:style>
    <style:style style:name="P30" style:family="paragraph" style:parent-style-name="Text_20_body" style:list-style-name="L15" style:master-page-name="">
      <style:paragraph-properties fo:margin-left="0in" fo:margin-right="0in" fo:margin-top="0in" fo:margin-bottom="0.0835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font-variant="normal" fo:text-transform="none" fo:color="#1b1c1d" loext:opacity="100%" style:font-name="Google Sans Text" fo:font-size="12pt" fo:font-style="normal" fo:font-weight="normal" loext:padding="0in" loext:border="none"/>
    </style:style>
    <style:style style:name="P31" style:family="paragraph" style:parent-style-name="Text_20_body" style:list-style-name="L16" style:master-page-name="">
      <style:paragraph-properties fo:margin-left="0in" fo:margin-right="0in" fo:margin-top="0in" fo:margin-bottom="0.0835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font-variant="normal" fo:text-transform="none" fo:color="#1b1c1d" loext:opacity="100%" style:font-name="Google Sans Text" fo:font-size="12pt" fo:font-style="normal" fo:font-weight="normal" loext:padding="0in" loext:border="none"/>
    </style:style>
    <style:style style:name="P32" style:family="paragraph" style:parent-style-name="Text_20_body" style:list-style-name="L17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</style:style>
    <style:style style:name="P33" style:family="paragraph" style:parent-style-name="Text_20_body" style:list-style-name="L18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</style:style>
    <style:style style:name="P34" style:family="paragraph" style:parent-style-name="Text_20_body" style:list-style-name="L19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</style:style>
    <style:style style:name="P35" style:family="paragraph" style:parent-style-name="Text_20_body" style:list-style-name="L19" style:master-page-name="">
      <style:paragraph-properties fo:margin-left="0in" fo:margin-right="0in" fo:margin-top="0in" fo:margin-bottom="0.0835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font-variant="normal" fo:text-transform="none" fo:color="#1b1c1d" loext:opacity="100%" style:font-name="Google Sans Text" fo:font-size="12pt" fo:font-style="normal" fo:font-weight="normal" loext:padding="0in" loext:border="none"/>
    </style:style>
    <style:style style:name="T1" style:family="text">
      <style:text-properties fo:font-variant="normal" fo:text-transform="none" fo:color="#1b1c1d" loext:opacity="100%" style:font-name="Google Sans Text" fo:font-size="12pt" fo:font-style="normal" fo:font-weight="bold" loext:padding="0in" loext:border="none"/>
    </style:style>
    <style:style style:name="T2" style:family="text">
      <style:text-properties fo:font-variant="normal" fo:text-transform="none" fo:color="#1b1c1d" loext:opacity="100%" style:font-name="Google Sans Text" fo:font-size="12pt" fo:font-style="normal" fo:font-weight="normal" loext:padding="0in" loext:border="none"/>
    </style:style>
    <style:style style:name="T3" style:family="text">
      <style:text-properties fo:font-variant="normal" fo:text-transform="none" fo:color="#575b5f" loext:opacity="100%" style:font-name="Google Sans Text" fo:font-size="10.5pt" fo:font-style="normal" fo:font-weight="normal" loext:padding="0in" loext:border="none"/>
    </style:style>
    <style:style style:name="T4" style:family="text">
      <style:text-properties fo:font-variant="normal" fo:text-transform="none" fo:color="#575b5f" loext:opacity="100%" loext:padding="0in" loext:border="none"/>
    </style:style>
    <style:style style:name="T5" style:family="text">
      <style:text-properties fo:font-variant="normal" fo:text-transform="none" fo:color="#1b1c1d" loext:opacity="100%" style:font-name="Google Sans Text" fo:font-size="10.5pt" fo:font-style="normal" fo:font-weight="bold" loext:padding="0in" loext:border="none"/>
    </style:style>
    <style:style style:name="T6" style:family="text">
      <style:text-properties fo:font-variant="normal" fo:text-transform="none" fo:color="#1b1c1d" loext:opacity="100%" style:font-name="Google Sans Text" fo:font-size="10.5pt" fo:font-style="normal" fo:font-weight="normal" style:font-name-asian="Google Sans Text" style:font-size-asian="10.5pt" style:font-style-asian="normal" style:font-weight-asian="normal" style:font-name-complex="Google Sans Text" style:font-size-complex="10.5pt" style:font-style-complex="normal" style:font-weight-complex="normal"/>
    </style:style>
    <style:style style:name="T7" style:family="text">
      <style:text-properties fo:font-variant="normal" fo:text-transform="none" fo:color="#1b1c1d" loext:opacity="100%" style:font-name="Google Sans" fo:font-size="12pt" fo:font-style="normal" fo:font-weight="bold" loext:padding="0in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ocumento Maestro de Diseño y Arquitectura: Aqua Controller USB</text:h>
      <text:p text:style-name="P2">Versión: 5.2 (Final Merge)</text:p>
      <text:p text:style-name="P2">Fecha: 27 de julio de 2025</text:p>
      <text:p text:style-name="P2">Actualizado por: Chief Programmer &amp; PMO, alineado con la arquitectura de componentes NCM v2.0.</text:p>
      <text:p text:style-name="P3"><text:span text:style-name="Strong_20_Emphasis"><text:span text:style-name="T1">Nota de Actualización</text:span></text:span><text:span text:style-name="T2">: Esta versión 5.2 actualiza el firmware a </text:span><text:span text:style-name="Strong_20_Emphasis"><text:span text:style-name="T1">ESP-IDF v5.5</text:span></text:span><text:span text:style-name="T2">. Incorpora la arquitectura de componentes desacoplados (</text:span><text:span text:style-name="Source_20_Text"><text:span text:style-name="T3">app_manager_aq</text:span></text:span><text:span text:style-name="T2">, </text:span><text:span text:style-name="Source_20_Text"><text:span text:style-name="T3">usb_comms_aq</text:span></text:span><text:span text:style-name="T2">, </text:span><text:span text:style-name="Source_20_Text"><text:span text:style-name="T3">mqtt_service_aq</text:span></text:span><text:span text:style-name="T2">) como pilar del diseño del firmware. Se formalizan las estrategias de comunicación por eventos, la vinculación explícita de sockets a la interfaz de red USB, y las optimizaciones de IRAM, alineando el proyecto con las mejores prácticas para sistemas de alto rendimiento y mantenibilidad.</text:span></text:p>
      <text:h text:style-name="P4" text:outline-level="2">Preámbulo: Propósito y Legado de este Documento</text:h>
      <text:p text:style-name="P3"><text:span text:style-name="T2">Este documento es la </text:span><text:span text:style-name="Strong_20_Emphasis"><text:span text:style-name="T1">fuente única de verdad</text:span></text:span><text:span text:style-name="T2"> para el proyecto Aqua Controller USB. Preserva la historia, decisiones y arquitectura integral de hardware, software y operaciones. Todo colaborador, humano o IA (Grok 4, Gemini CLI), debe consultarlo antes de cualquier cambio o expansión.</text:span></text:p>
      <text:p text:style-name="P3"><text:span text:style-name="Strong_20_Emphasis"><text:span text:style-name="T1">Observaciones de Chief Programmer &amp; PMO</text:span></text:span><text:span text:style-name="T2">: Documento robusto y bien estructurado. Recomiendo almacenarlo en un repositorio Git con Markdown renderizado. Un changelog integrado rastrea evoluciones, asegurando trazabilidad.</text:span></text:p>
      <text:h text:style-name="P4" text:outline-level="2">Capítulo 1: Fundamentos Estratégicos del Proyecto</text:h>
      <text:h text:style-name="P5" text:outline-level="3">1.1. Propósito y Valor Diferencial</text:h>
      <text:list text:style-name="L1">
        <text:list-item>
          <text:p text:style-name="P6">Automatización y protección activa de acuarios marinos de alta demanda.</text:p>
        </text:list-item>
        <text:list-item>
          <text:p text:style-name="P7"><text:span text:style-name="T2">Monitoreo y control </text:span><text:span text:style-name="Strong_20_Emphasis"><text:span text:style-name="T1">local-first</text:span></text:span><text:span text:style-name="T2">: operación sin nube, máxima autonomía.</text:span></text:p>
        </text:list-item>
        <text:list-item>
          <text:p text:style-name="P6">Prevención de fallos y redundancia: lógica crítica local en cada módulo.</text:p>
        </text:list-item>
        <text:list-item>
          <text:p text:style-name="P6">Escalabilidad industrial: modularidad plug &amp; play, actualización sin rediseño.</text:p>
        </text:list-item>
        <text:list-item>
          <text:p text:style-name="P6">Auditoría total: logging y documentación de eventos, cambios y errores.</text:p>
        </text:list-item>
      </text:list>
      <text:p text:style-name="P3"><text:span text:style-name="Strong_20_Emphasis"><text:span text:style-name="T1">Observaciones de Chief Programmer &amp; PMO</text:span></text:span><text:span text:style-name="T2">: El enfoque local-first garantiza fiabilidad. Sugiero métricas cuantitativas: uptime &gt;99.9%, latencia MQTT &lt;50ms con NCM, tiempo de respuesta en SAFE MODE &lt;3s. Valor diferencial: integración predictiva con IA local (TensorFlow Lite en RPi5 para detección de anomalías).</text:span></text:p>
      <text:h text:style-name="P5" text:outline-level="3"><text:soft-page-break/>1.2. Narrativa Histórica y Decisiones Fundamentales</text:h>
      <text:list text:style-name="L2">
        <text:list-item>
          <text:p text:style-name="P8">Primeros prototipos (Arduino/WiFi, ESP32/MQTT): descartados por latencia y baja robustez.</text:p>
        </text:list-item>
        <text:list-item>
          <text:p text:style-name="P8">Migración a USB-NCM (v5.0): red IP sobre USB para MQTT eficiente.</text:p>
        </text:list-item>
        <text:list-item>
          <text:p text:style-name="P8">Formalización del motor de reglas: lógica desacoplada del firmware (JSON/DSL).</text:p>
        </text:list-item>
        <text:list-item>
          <text:p text:style-name="P8">Actualización a ESP-IDF v5.5 (v5.2): mejoras en ESP32-S3 (IRAM, USB, cache), mbedTLS 3.6.3.</text:p>
        </text:list-item>
      </text:list>
      <text:h text:style-name="P5" text:outline-level="3">1.3. Anti-Patrones Documentados</text:h>
      <text:list text:style-name="L3">
        <text:list-item>
          <text:p text:style-name="P9">Nunca poner lógica vital en la nube.</text:p>
        </text:list-item>
        <text:list-item>
          <text:p text:style-name="P9">Prohibido el uso de WiFi para funciones críticas.</text:p>
        </text:list-item>
        <text:list-item>
          <text:p text:style-name="P9">No usar hardware/software propietario o cerrado.</text:p>
        </text:list-item>
        <text:list-item>
          <text:p text:style-name="P9">Cualquier bug o workaround se documenta en el changelog.</text:p>
        </text:list-item>
        <text:list-item>
          <text:p text:style-name="P9">Los roles y configuraciones siempre se parametrizan, no hardcode.</text:p>
        </text:list-item>
        <text:list-item>
          <text:p text:style-name="P9">Evitar sobrecarga de IRAM en ESP32-S3: limitar reglas a 10-15 por módulo, usar PSRAM para buffers.</text:p>
        </text:list-item>
        <text:list-item>
          <text:p text:style-name="P9">Evitar dependencias pesadas en firmware (e.g., esp_console) que consuman IRAM crítico.</text:p>
        </text:list-item>
      </text:list>
      <text:h text:style-name="P5" text:outline-level="3">1.4. Visión a Largo Plazo</text:h>
      <text:p text:style-name="P10">La plataforma evoluciona hacia mantenimiento predictivo, autoajuste inteligente (IA) y mínima intervención manual. La arquitectura y documentación viva aseguran migrabilidad a nuevas tecnologías sin perder principios fundacionales.</text:p>
      <text:h text:style-name="P4" text:outline-level="2">Capítulo 2: Arquitectura General del Sistema</text:h>
      <text:h text:style-name="P5" text:outline-level="3">2.1. Topología y Componentes</text:h>
      <text:list text:style-name="L4">
        <text:list-item>
          <text:p text:style-name="P11"><text:span text:style-name="Strong_20_Emphasis"><text:span text:style-name="T1">MASTER (RPi 5)</text:span></text:span><text:span text:style-name="T2">: Cerebro lógico, motor de reglas, HMI local, broker MQTT.</text:span></text:p>
        </text:list-item>
        <text:list-item>
          <text:p text:style-name="P11"><text:span text:style-name="Strong_20_Emphasis"><text:span text:style-name="T1">Paneles (ESP32-S3)</text:span></text:span><text:span text:style-name="T2">: Módulos especializados (AC, DC, IO), lógica embebida, SAFE MODE autónomo.</text:span></text:p>
        </text:list-item>
        <text:list-item>
          <text:p text:style-name="P11"><text:span text:style-name="Strong_20_Emphasis"><text:span text:style-name="T1">ATLAS_PI (RPi Zero 2W)</text:span></text:span><text:span text:style-name="T2">: Hub de sensores científicos, transición a TCP/IP para MQTT.</text:span></text:p>
        </text:list-item>
        <text:list-item>
          <text:p text:style-name="P11"><text:span text:style-name="Strong_20_Emphasis"><text:span text:style-name="T1">Expansión futura</text:span></text:span><text:span text:style-name="T2">: Módulos AUX, autoidentificación por USB-NCM.</text:span></text:p>
        </text:list-item>
      </text:list>
      <text:h text:style-name="P5" text:outline-level="3">2.2. Diagrama Físico/Lógico</text:h>
      <text:p text:style-name="P12"><text:span text:style-name="Source_20_Text"><text:span text:style-name="T3">[MASTER RPi 5]</text:span></text:span></text:p>
      <text:p text:style-name="P13"><text:soft-page-break/><text:span text:style-name="Source_20_Text"><text:span text:style-name="T4"><text:s text:c="3"/></text:span></text:span><text:span text:style-name="Source_20_Text"><text:span text:style-name="T3">| (MQTT Broker, IP: 192.168.7.100)</text:span></text:span></text:p>
      <text:p text:style-name="P13"><text:span text:style-name="Source_20_Text"><text:span text:style-name="T3">[Hub USB]</text:span></text:span></text:p>
      <text:p text:style-name="P13"><text:span text:style-name="Source_20_Text"><text:span text:style-name="T4"><text:s text:c="3"/></text:span></text:span><text:span text:style-name="Source_20_Text"><text:span text:style-name="T3">| (NCM Network)</text:span></text:span></text:p>
      <text:p text:style-name="P13"><text:span text:style-name="Source_20_Text"><text:span text:style-name="T3">[PANEL_AC] [PANEL_DC] [PANEL_IO] (IPs: 192.168.7.x)</text:span></text:span></text:p>
      <text:p text:style-name="P13"><text:span text:style-name="Source_20_Text"><text:span text:style-name="T4"><text:s text:c="3"/></text:span></text:span><text:span text:style-name="Source_20_Text"><text:span text:style-name="T3">| <text:s text:c="10"/>| <text:s text:c="10"/>|</text:span></text:span></text:p>
      <text:p text:style-name="P13"><text:span text:style-name="Source_20_Text"><text:span text:style-name="T3">[Relés AC] [Válvulas DC] [Entradas Digitales]</text:span></text:span></text:p>
      <text:p text:style-name="P13"><text:span text:style-name="Source_20_Text"><text:span text:style-name="T4"><text:s text:c="3"/></text:span></text:span><text:span text:style-name="Source_20_Text"><text:span text:style-name="T3">|</text:span></text:span></text:p>
      <text:p text:style-name="P13"><text:span text:style-name="Source_20_Text"><text:span text:style-name="T3">[ATLAS_PI] — [Sensores Atlas] (MQTT Client, IP: 192.168.7.101)</text:span></text:span></text:p>
      <text:h text:style-name="P5" text:outline-level="3">2.3. Estructura de Alimentación</text:h>
      <text:list text:style-name="L5">
        <text:list-item>
          <text:p text:style-name="P14">Fuente Meanwell 12V 10A industrial.</text:p>
        </text:list-item>
        <text:list-item>
          <text:p text:style-name="P14">Conversores buck 12V→5V.</text:p>
        </text:list-item>
        <text:list-item>
          <text:p text:style-name="P14">Fusibles y diodos TVS por módulo.</text:p>
        </text:list-item>
        <text:list-item>
          <text:p text:style-name="P14">Aislamiento galvánico donde aplica.</text:p>
        </text:list-item>
      </text:list>
      <text:p text:style-name="P3"><text:span text:style-name="Strong_20_Emphasis"><text:span text:style-name="T1">Observaciones de Chief Programmer &amp; PMO</text:span></text:span><text:span text:style-name="T2">: Añadir monitoreo de voltaje/corriente en PANEL_DC usando ADC del ESP32-S3, publicando alertas MQTT.</text:span></text:p>
      <text:h text:style-name="P5" text:outline-level="3">2.4. Escenarios de Falla y Resiliencia</text:h>
      <text:list text:style-name="L6">
        <text:list-item>
          <text:p text:style-name="P15"><text:span text:style-name="Strong_20_Emphasis"><text:span text:style-name="T1">MASTER</text:span></text:span><text:span text:style-name="T2">: Fallo USB/Broker → paneles entran en SAFE MODE autónomo.</text:span></text:p>
        </text:list-item>
        <text:list-item>
          <text:p text:style-name="P15"><text:span text:style-name="Strong_20_Emphasis"><text:span text:style-name="T1">PANEL_AC</text:span></text:span><text:span text:style-name="T2">: Fallo sensor temp → detiene calentadores, alarma local.</text:span></text:p>
        </text:list-item>
        <text:list-item>
          <text:p text:style-name="P15"><text:span text:style-name="Strong_20_Emphasis"><text:span text:style-name="T1">PANEL_DC</text:span></text:span><text:span text:style-name="T2">: Sobrecorriente → apaga salidas DC, error crítico.</text:span></text:p>
        </text:list-item>
        <text:list-item>
          <text:p text:style-name="P15"><text:span text:style-name="Strong_20_Emphasis"><text:span text:style-name="T1">PANEL_IO</text:span></text:span><text:span text:style-name="T2">: Fallo sensor nivel/fuga → alarma local, bloquea automatización.</text:span></text:p>
        </text:list-item>
        <text:list-item>
          <text:p text:style-name="P15"><text:span text:style-name="Strong_20_Emphasis"><text:span text:style-name="T1">ATLAS_PI</text:span></text:span><text:span text:style-name="T2">: Fallo sensor → marca inválido, alerta al MASTER.</text:span></text:p>
        </text:list-item>
      </text:list>
      <text:p text:style-name="P3"><text:span text:style-name="Strong_20_Emphasis"><text:span text:style-name="T1">Observaciones de Chief Programmer &amp; PMO</text:span></text:span><text:span text:style-name="T2">: Tiempo de SAFE MODE &lt;3s. Usar watchdog hardware (RTC_WDT en ESP32-S3).</text:span></text:p>
      <text:h text:style-name="P4" text:outline-level="2">Capítulo 3: Especificaciones de Hardware y Módulos</text:h>
      <text:h text:style-name="P5" text:outline-level="3">3.1. Resumen de Hardware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6"><text:span text:style-name="Strong_20_Emphasis"><text:span text:style-name="T5">Módulo</text:span></text:span></text:p>
          </table:table-cell>
          <table:table-cell table:style-name="Table1.A1" office:value-type="string">
            <text:p text:style-name="P16"><text:span text:style-name="Strong_20_Emphasis"><text:span text:style-name="T5">MCU/SOC</text:span></text:span></text:p>
          </table:table-cell>
          <table:table-cell table:style-name="Table1.A1" office:value-type="string">
            <text:p text:style-name="P16"><text:span text:style-name="Strong_20_Emphasis"><text:span text:style-name="T5">I/O Principal</text:span></text:span></text:p>
          </table:table-cell>
          <table:table-cell table:style-name="Table1.A1" office:value-type="string">
            <text:p text:style-name="P16"><text:span text:style-name="Strong_20_Emphasis"><text:span text:style-name="T5">Funciones Clave</text:span></text:span></text:p>
          </table:table-cell>
          <table:table-cell table:style-name="Table1.A1" office:value-type="string">
            <text:p text:style-name="P16"><text:span text:style-name="Strong_20_Emphasis"><text:span text:style-name="T5">Consumo Estimado</text:span></text:span></text:p>
          </table:table-cell>
        </table:table-row>
        <table:table-row>
          <table:table-cell table:style-name="Table1.A1" office:value-type="string">
            <text:p text:style-name="P17">MASTER<text:span text:style-name="T6"/></text:p>
          </table:table-cell>
          <table:table-cell table:style-name="Table1.A1" office:value-type="string">
            <text:p text:style-name="P17">RPi 5<text:span text:style-name="T6"/></text:p>
          </table:table-cell>
          <table:table-cell table:style-name="Table1.A1" office:value-type="string">
            <text:p text:style-name="P17">USB3.0, LAN, HDMI<text:span text:style-name="T6"/></text:p>
          </table:table-cell>
          <table:table-cell table:style-name="Table1.A1" office:value-type="string">
            <text:p text:style-name="P17">Motor reglas, HMI, logging, OTA<text:span text:style-name="T6"/></text:p>
          </table:table-cell>
          <table:table-cell table:style-name="Table1.A1" office:value-type="string">
            <text:p text:style-name="P17">2.5A @ 5V<text:span text:style-name="T6"/></text:p>
          </table:table-cell>
        </table:table-row>
        <table:table-row>
          <table:table-cell table:style-name="Table1.A1" office:value-type="string">
            <text:p text:style-name="P17">PANEL_AC<text:span text:style-name="T6"/></text:p>
          </table:table-cell>
          <table:table-cell table:style-name="Table1.A1" office:value-type="string">
            <text:p text:style-name="P17">ESP32-S3-WROOM<text:span text:style-name="T6"/></text:p>
          </table:table-cell>
          <table:table-cell table:style-name="Table1.A1" office:value-type="string">
            <text:p text:style-name="P17">8 relés, 2 DS18B20<text:span text:style-name="T6"/></text:p>
          </table:table-cell>
          <table:table-cell table:style-name="Table1.A1" office:value-type="string">
            <text:p text:style-name="P17">Control AC, temp, SAFE MODE térmico<text:span text:style-name="T6"/></text:p>
          </table:table-cell>
          <table:table-cell table:style-name="Table1.A1" office:value-type="string">
            <text:p text:style-name="P17">200mA max<text:span text:style-name="T6"/></text:p>
          </table:table-cell>
        </table:table-row>
        <table:table-row>
          <table:table-cell table:style-name="Table1.A1" office:value-type="string">
            <text:p text:style-name="P17">PANEL_DC<text:span text:style-name="T6"/></text:p>
          </table:table-cell>
          <table:table-cell table:style-name="Table1.A1" office:value-type="string">
            <text:p text:style-name="P17">ESP32-S3-WROOM<text:span text:style-name="T6"/></text:p>
          </table:table-cell>
          <table:table-cell table:style-name="Table1.A1" office:value-type="string">
            <text:p text:style-name="P17">8 MOSFET, 4 PWM<text:span text:style-name="T6"/></text:p>
          </table:table-cell>
          <table:table-cell table:style-name="Table1.A1" office:value-type="string">
            <text:p text:style-name="P17">Control DC, bombas/válvulas, SAFE <text:soft-page-break/>MODE<text:span text:style-name="T6"/></text:p>
          </table:table-cell>
          <table:table-cell table:style-name="Table1.A1" office:value-type="string">
            <text:p text:style-name="P17">250mA max<text:span text:style-name="T6"/></text:p>
          </table:table-cell>
        </table:table-row>
        <table:table-row>
          <table:table-cell table:style-name="Table1.A1" office:value-type="string">
            <text:p text:style-name="P17">PANEL_IO<text:span text:style-name="T6"/></text:p>
          </table:table-cell>
          <table:table-cell table:style-name="Table1.A1" office:value-type="string">
            <text:p text:style-name="P17">ESP32-S3-WROOM<text:span text:style-name="T6"/></text:p>
          </table:table-cell>
          <table:table-cell table:style-name="Table1.A1" office:value-type="string">
            <text:p text:style-name="P17">16 optoentradas<text:span text:style-name="T6"/></text:p>
          </table:table-cell>
          <table:table-cell table:style-name="Table1.A1" office:value-type="string">
            <text:p text:style-name="P17">Sensores nivel/fuga, alarmas<text:span text:style-name="T6"/></text:p>
          </table:table-cell>
          <table:table-cell table:style-name="Table1.A1" office:value-type="string">
            <text:p text:style-name="P17">150mA max<text:span text:style-name="T6"/></text:p>
          </table:table-cell>
        </table:table-row>
        <table:table-row>
          <table:table-cell table:style-name="Table1.A1" office:value-type="string">
            <text:p text:style-name="P17">ATLAS_PI<text:span text:style-name="T6"/></text:p>
          </table:table-cell>
          <table:table-cell table:style-name="Table1.A1" office:value-type="string">
            <text:p text:style-name="P17">RPi Zero 2W<text:span text:style-name="T6"/></text:p>
          </table:table-cell>
          <table:table-cell table:style-name="Table1.A1" office:value-type="string">
            <text:p text:style-name="P17">I2C, USB, Ethernet (opcional)<text:span text:style-name="T6"/></text:p>
          </table:table-cell>
          <table:table-cell table:style-name="Table1.A1" office:value-type="string">
            <text:p text:style-name="P17">Sensores Atlas, aislamiento galvánico, MQTT<text:span text:style-name="T6"/></text:p>
          </table:table-cell>
          <table:table-cell table:style-name="Table1.A1" office:value-type="string">
            <text:p text:style-name="P17">500mA max<text:span text:style-name="T6"/></text:p>
          </table:table-cell>
        </table:table-row>
      </table:table>
      <text:h text:style-name="P4" text:outline-level="2">Capítulo 4: Arquitectura de Software y Firmware</text:h>
      <text:h text:style-name="P5" text:outline-level="3">4.1. Arquitectura de Componentes del Firmware (Paneles ESP32-S3)</text:h>
      <text:p text:style-name="P10">El firmware de los paneles sigue un patrón de capas desacoplado para máxima modularidad y mantenibilidad.</text:p>
      <text:p text:style-name="P12"><text:span text:style-name="Source_20_Text"><text:span text:style-name="T3">+-----------------+</text:span></text:span></text:p>
      <text:p text:style-name="P13"><text:span text:style-name="Source_20_Text"><text:span text:style-name="T3">| <text:s text:c="3"/>app_main.c <text:s text:c="2"/>| <text:s/>(Punto de Entrada)</text:span></text:span></text:p>
      <text:p text:style-name="P13"><text:span text:style-name="Source_20_Text"><text:span text:style-name="T3">+-----------------+</text:span></text:span></text:p>
      <text:p text:style-name="P13"><text:span text:style-name="Source_20_Text"><text:span text:style-name="T4"><text:s text:c="8"/></text:span></text:span><text:span text:style-name="Source_20_Text"><text:span text:style-name="T3">|</text:span></text:span></text:p>
      <text:p text:style-name="P13"><text:span text:style-name="Source_20_Text"><text:span text:style-name="T4"><text:s text:c="8"/></text:span></text:span><text:span text:style-name="Source_20_Text"><text:span text:style-name="T3">v</text:span></text:span></text:p>
      <text:p text:style-name="P13"><text:span text:style-name="Source_20_Text"><text:span text:style-name="T3">+-----------------------------+</text:span></text:span></text:p>
      <text:p text:style-name="P13"><text:span text:style-name="Source_20_Text"><text:span text:style-name="T3">| <text:s text:c="6"/>app_manager_aq <text:s text:c="7"/>| <text:s/>(Orquestación y Lógica)</text:span></text:span></text:p>
      <text:p text:style-name="P13"><text:span text:style-name="Source_20_Text"><text:span text:style-name="T3">+-----------------------------+</text:span></text:span></text:p>
      <text:p text:style-name="P13"><text:span text:style-name="Source_20_Text"><text:span text:style-name="T4"><text:s text:c="6"/></text:span></text:span><text:span text:style-name="Source_20_Text"><text:span text:style-name="T3">| <text:s text:c="16"/>|</text:span></text:span></text:p>
      <text:p text:style-name="P13"><text:span text:style-name="Source_20_Text"><text:span text:style-name="T4"><text:s text:c="6"/></text:span></text:span><text:span text:style-name="Source_20_Text"><text:span text:style-name="T3">v <text:s text:c="16"/>v</text:span></text:span></text:p>
      <text:p text:style-name="P13"><text:span text:style-name="Source_20_Text"><text:span text:style-name="T3">+-----------+ <text:s text:c="4"/>+-----------------+</text:span></text:span></text:p>
      <text:p text:style-name="P13"><text:span text:style-name="Source_20_Text"><text:span text:style-name="T3">| usb_comms_aq | <text:s text:c="3"/>| mqtt_service_aq | <text:s/>(Servicios Especializados)</text:span></text:span></text:p>
      <text:p text:style-name="P13"><text:span text:style-name="Source_20_Text"><text:span text:style-name="T3">+-----------+ <text:s text:c="4"/>+-----------------+</text:span></text:span></text:p>
      <text:list text:style-name="L7">
        <text:list-item>
          <text:p text:style-name="P18"><text:span text:style-name="Strong_20_Emphasis"><text:span text:style-name="Source_20_Text"><text:span text:style-name="T3">app_manager_aq</text:span></text:span></text:span><text:span text:style-name="Strong_20_Emphasis"><text:span text:style-name="T1"> (Orquestador):</text:span></text:span><text:span text:style-name="T2"> Inicializa los servicios, gestiona las dependencias (inyecta el </text:span><text:span text:style-name="Source_20_Text"><text:span text:style-name="T3">netif</text:span></text:span><text:span text:style-name="T2"> de USB en el servicio MQTT) y coordina la lógica de la aplicación y la respuesta a eventos del sistema.</text:span></text:p>
        </text:list-item>
        <text:list-item>
          <text:p text:style-name="P18"><text:span text:style-name="Strong_20_Emphasis"><text:span text:style-name="Source_20_Text"><text:span text:style-name="T3">usb_comms_aq</text:span></text:span></text:span><text:span text:style-name="Strong_20_Emphasis"><text:span text:style-name="T1"> (Servicio de Red):</text:span></text:span><text:span text:style-name="T2"> Responsable único de la comunicación USB-NCM. Abstrae la complejidad de TinyUSB y provee una interfaz de red </text:span><text:span text:style-name="Source_20_Text"><text:span text:style-name="T3">esp_netif</text:span></text:span><text:span text:style-name="T2"> estándar.</text:span></text:p>
        </text:list-item>
        <text:list-item>
          <text:p text:style-name="P18"><text:span text:style-name="Strong_20_Emphasis"><text:span text:style-name="Source_20_Text"><text:span text:style-name="T3">mqtt_service_aq</text:span></text:span></text:span><text:span text:style-name="Strong_20_Emphasis"><text:span text:style-name="T1"> (Servicio de Aplicación):</text:span></text:span><text:span text:style-name="T2"> Gestiona la conexión y comunicación MQTT. Es agnóstico a la red y opera sobre el </text:span><text:span text:style-name="Source_20_Text"><text:span text:style-name="T3">esp_netif</text:span></text:span><text:span text:style-name="T2"> que le proporciona el </text:span><text:span text:style-name="Source_20_Text"><text:span text:style-name="T3">app_manager_aq</text:span></text:span><text:span text:style-name="T2">.</text:span></text:p>
        </text:list-item>
      </text:list>
      <text:h text:style-name="P5" text:outline-level="3">4.2. Flujo de Inicialización y Ciclo Principal</text:h>
      <text:list text:style-name="L8">
        <text:list-item>
          <text:p text:style-name="P19">Boot y lectura de rol/configuraciones desde NVS.</text:p>
        </text:list-item>
        <text:list-item>
          <text:p text:style-name="P20"><text:span text:style-name="Source_20_Text"><text:span text:style-name="T3">app_manager_aq</text:span></text:span><text:span text:style-name="T2"> inicia </text:span><text:span text:style-name="Source_20_Text"><text:span text:style-name="T3">usb_comms_aq</text:span></text:span><text:span text:style-name="T2"> para establecer la red USB-NCM.</text:span></text:p>
        </text:list-item>
        <text:list-item>
          <text:p text:style-name="P20"><text:span text:style-name="T2">Una vez la red está activa, </text:span><text:span text:style-name="Source_20_Text"><text:span text:style-name="T3">app_manager_aq</text:span></text:span><text:span text:style-name="T2"> inicia </text:span><text:span text:style-name="Source_20_Text"><text:span text:style-name="T3">mqtt_service_aq</text:span></text:span><text:span text:style-name="T2">, pasándole el manejador de la red USB.</text:span></text:p>
        </text:list-item>
        <text:list-item>
          <text:p text:style-name="P19"><text:soft-page-break/>Loop principal: Parseo JSON de reglas, ejecución lógica, reporte periódico (heartbeat MQTT), y manejo de watchdog.</text:p>
        </text:list-item>
      </text:list>
      <text:h text:style-name="P21" text:outline-level="3"><text:span text:style-name="T7">4.3. Diseño Detallado del Componente </text:span><text:span text:style-name="Source_20_Text"><text:span text:style-name="T3">usb_comms_aq</text:span></text:span></text:h>
      <text:p text:style-name="P22">Este componente es el puente entre el hardware USB y la pila TCP/IP.</text:p>
      <text:list text:style-name="L9">
        <text:list-item>
          <text:p text:style-name="P23"><text:span text:style-name="Strong_20_Emphasis"><text:span text:style-name="T1">Eventos de Enlace:</text:span></text:span><text:span text:style-name="T2"> Utiliza los callbacks </text:span><text:span text:style-name="Source_20_Text"><text:span text:style-name="T3">tud_mount_cb</text:span></text:span><text:span text:style-name="T2"> y </text:span><text:span text:style-name="Source_20_Text"><text:span text:style-name="T3">tud_umount_cb</text:span></text:span><text:span text:style-name="T2"> de TinyUSB para detectar la conexión/desconexión y notificar al </text:span><text:span text:style-name="Source_20_Text"><text:span text:style-name="T3">app_manager_aq</text:span></text:span><text:span text:style-name="T2"> a través del bus de eventos.</text:span></text:p>
        </text:list-item>
        <text:list-item>
          <text:p text:style-name="P23"><text:span text:style-name="Strong_20_Emphasis"><text:span text:style-name="T1">Transmisión (TX):</text:span></text:span><text:span text:style-name="T2"> Usa </text:span><text:span text:style-name="Source_20_Text"><text:span text:style-name="T3">tinyusb_net_send_async()</text:span></text:span><text:span text:style-name="T2"> con una cola (</text:span><text:span text:style-name="Source_20_Text"><text:span text:style-name="T3">xQueue</text:span></text:span><text:span text:style-name="T2">) para gestionar el flujo sin bloquear la tarea principal.</text:span></text:p>
        </text:list-item>
        <text:list-item>
          <text:p text:style-name="P23"><text:span text:style-name="Strong_20_Emphasis"><text:span text:style-name="T1">Recepción (RX):</text:span></text:span><text:span text:style-name="T2"> Copia los paquetes entrantes a un búfer </text:span><text:span text:style-name="Source_20_Text"><text:span text:style-name="T3">pbuf</text:span></text:span><text:span text:style-name="T2"> de LWIP antes de pasarlos a </text:span><text:span text:style-name="Source_20_Text"><text:span text:style-name="T3">esp_netif_receive()</text:span></text:span><text:span text:style-name="T2"> para desacoplar los búferes.</text:span></text:p>
        </text:list-item>
        <text:list-item>
          <text:p text:style-name="P23"><text:span text:style-name="Strong_20_Emphasis"><text:span text:style-name="T1">Concurrencia:</text:span></text:span><text:span text:style-name="T2"> Se ejecuta en una tarea dedicada con alta prioridad para minimizar la latencia de red.</text:span></text:p>
        </text:list-item>
      </text:list>
      <text:h text:style-name="P5" text:outline-level="3">4.4. Estrategia de Optimización de IRAM 🚀</text:h>
      <text:p text:style-name="P22">La IRAM es un recurso crítico. La estrategia para su uso es:</text:p>
      <text:list text:style-name="L10">
        <text:list-item>
          <text:p text:style-name="P24"><text:span text:style-name="Strong_20_Emphasis"><text:span text:style-name="T1">Medir Primero:</text:span></text:span><text:span text:style-name="T2"> Analizar el uso con </text:span><text:span text:style-name="Source_20_Text"><text:span text:style-name="T3">idf.py size</text:span></text:span><text:span text:style-name="T2">.</text:span></text:p>
        </text:list-item>
        <text:list-item>
          <text:p text:style-name="P24"><text:span text:style-name="Strong_20_Emphasis"><text:span text:style-name="T1">Optimizar por Tamaño:</text:span></text:span><text:span text:style-name="T2"> Configurar el compilador a </text:span><text:span text:style-name="Source_20_Text"><text:span text:style-name="T3">-Os</text:span></text:span><text:span text:style-name="T2">.</text:span></text:p>
        </text:list-item>
        <text:list-item>
          <text:p text:style-name="P24"><text:span text:style-name="Strong_20_Emphasis"><text:span text:style-name="T1">Uso Quirúrgico de </text:span></text:span><text:span text:style-name="Strong_20_Emphasis"><text:span text:style-name="Source_20_Text"><text:span text:style-name="T3">IRAM_ATTR</text:span></text:span></text:span><text:span text:style-name="Strong_20_Emphasis"><text:span text:style-name="T1">:</text:span></text:span><text:span text:style-name="T2"> Aplicar el atributo solo a funciones en el </text:span><text:span text:style-name="Emphasis"><text:span text:style-name="T2">hot-path</text:span></text:span><text:span text:style-name="T2"> (callbacks de </text:span><text:span text:style-name="Source_20_Text"><text:span text:style-name="T3">usb_comms_aq</text:span></text:span><text:span text:style-name="T2">, rutinas de interrupción) para minimizar el uso de la IRAM premium.</text:span></text:p>
        </text:list-item>
        <text:list-item>
          <text:p text:style-name="P24"><text:span text:style-name="Strong_20_Emphasis"><text:span text:style-name="T1">Uso de Fragmentos del Enlazador:</text:span></text:span><text:span text:style-name="T2"> Como técnica avanzada, usar </text:span><text:span text:style-name="Source_20_Text"><text:span text:style-name="T3">linker.fragment</text:span></text:span><text:span text:style-name="T2"> para colocar código en la SRAM principal si la IRAM se agota.</text:span></text:p>
        </text:list-item>
      </text:list>
      <text:h text:style-name="P5" text:outline-level="3">4.5. Actualización OTA</text:h>
      <text:list text:style-name="L11">
        <text:list-item>
          <text:p text:style-name="P25">Desde MASTER por MQTT/NCM, con verificación SHA256 y rollback.</text:p>
        </text:list-item>
      </text:list>
      <text:h text:style-name="P5" text:outline-level="3">4.6. Estructura del Repositorio</text:h>
      <text:p text:style-name="P12"><text:span text:style-name="Source_20_Text"><text:span text:style-name="T3">/aqua_controller/</text:span></text:span></text:p>
      <text:p text:style-name="P13"><text:span text:style-name="Source_20_Text"><text:span text:style-name="T4"><text:s text:c="2"/></text:span></text:span><text:span text:style-name="Source_20_Text"><text:span text:style-name="T3">master_app/</text:span></text:span></text:p>
      <text:p text:style-name="P13"><text:span text:style-name="Source_20_Text"><text:span text:style-name="T4"><text:s text:c="2"/></text:span></text:span><text:span text:style-name="Source_20_Text"><text:span text:style-name="T3">esp32_firmware/</text:span></text:span></text:p>
      <text:p text:style-name="P13"><text:span text:style-name="Source_20_Text"><text:span text:style-name="T4"><text:s text:c="4"/></text:span></text:span><text:span text:style-name="Source_20_Text"><text:span text:style-name="T3">components/</text:span></text:span></text:p>
      <text:p text:style-name="P13"><text:span text:style-name="Source_20_Text"><text:span text:style-name="T4"><text:s text:c="6"/></text:span></text:span><text:span text:style-name="Source_20_Text"><text:span text:style-name="T3">app_manager_aq/</text:span></text:span></text:p>
      <text:p text:style-name="P13"><text:span text:style-name="Source_20_Text"><text:span text:style-name="T4"><text:s text:c="6"/></text:span></text:span><text:span text:style-name="Source_20_Text"><text:span text:style-name="T3">usb_comms_aq/</text:span></text:span></text:p>
      <text:p text:style-name="P13"><text:span text:style-name="Source_20_Text"><text:span text:style-name="T4"><text:s text:c="6"/></text:span></text:span><text:span text:style-name="Source_20_Text"><text:span text:style-name="T3">mqtt_service_aq/</text:span></text:span></text:p>
      <text:p text:style-name="P13"><text:span text:style-name="Source_20_Text"><text:span text:style-name="T4"><text:s text:c="4"/></text:span></text:span><text:span text:style-name="Source_20_Text"><text:span text:style-name="T3">main/</text:span></text:span></text:p>
      <text:p text:style-name="P13"><text:span text:style-name="Source_20_Text"><text:span text:style-name="T4"><text:s text:c="6"/></text:span></text:span><text:span text:style-name="Source_20_Text"><text:span text:style-name="T3">app_main.c</text:span></text:span></text:p>
      <text:p text:style-name="P13"><text:span text:style-name="Source_20_Text"><text:span text:style-name="T4"><text:s text:c="2"/></text:span></text:span><text:span text:style-name="Source_20_Text"><text:span text:style-name="T3">atlas_module/</text:span></text:span></text:p>
      <text:p text:style-name="P13"><text:soft-page-break/><text:span text:style-name="Source_20_Text"><text:span text:style-name="T4"><text:s text:c="2"/></text:span></text:span><text:span text:style-name="Source_20_Text"><text:span text:style-name="T3">...</text:span></text:span></text:p>
      <text:h text:style-name="P4" text:outline-level="2">Capítulo 5: Protocolo de Comunicación y Contrato de API</text:h>
      <text:h text:style-name="P5" text:outline-level="3">5.1. Modelo de Comunicación</text:h>
      <text:list text:style-name="L12">
        <text:list-item>
          <text:p text:style-name="P26">MQTT sobre USB-NCM/TCP-IP. Heartbeat cada 5s.</text:p>
        </text:list-item>
        <text:list-item>
          <text:p text:style-name="P27"><text:span text:style-name="Strong_20_Emphasis"><text:span text:style-name="T1">Nota Técnica:</text:span></text:span><text:span text:style-name="T2"> Para asegurar que el cliente </text:span><text:span text:style-name="Source_20_Text"><text:span text:style-name="T3">esp-mqtt</text:span></text:span><text:span text:style-name="T2"> utilice la interfaz USB-NCM, la implementación </text:span><text:span text:style-name="Strong_20_Emphasis"><text:span text:style-name="T1">debe</text:span></text:span><text:span text:style-name="T2"> vincular (</text:span><text:span text:style-name="Source_20_Text"><text:span text:style-name="T3">bind()</text:span></text:span><text:span text:style-name="T2">) el socket a la dirección IP del </text:span><text:span text:style-name="Source_20_Text"><text:span text:style-name="T3">esp_netif</text:span></text:span><text:span text:style-name="T2"> proporcionado por </text:span><text:span text:style-name="Source_20_Text"><text:span text:style-name="T3">usb_comms_aq</text:span></text:span><text:span text:style-name="T2"> antes de conectar. Esto se logra con </text:span><text:span text:style-name="Source_20_Text"><text:span text:style-name="T3">setsockopt</text:span></text:span><text:span text:style-name="T2"> y la opción </text:span><text:span text:style-name="Source_20_Text"><text:span text:style-name="T3">IP_BOUND_IF</text:span></text:span><text:span text:style-name="T2">.</text:span></text:p>
        </text:list-item>
      </text:list>
      <text:h text:style-name="P5" text:outline-level="3">5.2. Catálogo de Comandos JSON</text:h>
      <text:list text:style-name="L13">
        <text:list-item>
          <text:p text:style-name="P28"><text:span text:style-name="T2">Formato: </text:span><text:span text:style-name="Source_20_Text"><text:span text:style-name="T3">{ "id": "&lt;panel_id&gt;", "api_version": "1.0", "fw_version": "5.2", ... }</text:span></text:span><text:span text:style-name="T2">.</text:span></text:p>
        </text:list-item>
      </text:list>
      <text:h text:style-name="P4" text:outline-level="2">Capítulo 6: Lógica de Automatización (Motor de Reglas)</text:h>
      <text:list text:style-name="L14">
        <text:list-item>
          <text:p text:style-name="P29">Motor declarativo (JSON/YAML) con opción de DSL (Lua).</text:p>
        </text:list-item>
        <text:list-item>
          <text:p text:style-name="P29">Triggers, Conditions, Actions.</text:p>
        </text:list-item>
        <text:list-item>
          <text:p text:style-name="P29">Gestión de reglas con hot reload y prioridades.</text:p>
        </text:list-item>
      </text:list>
      <text:h text:style-name="P4" text:outline-level="2">Capítulo 7: Interfaz y Experiencia de Usuario (HMI)</text:h>
      <text:list text:style-name="L15">
        <text:list-item>
          <text:p text:style-name="P30">Dashboard y editor de reglas en el MASTER (RPi5 con Flask).</text:p>
        </text:list-item>
        <text:list-item>
          <text:p text:style-name="P30">Alertas con niveles y lógica anti-fatiga.</text:p>
        </text:list-item>
      </text:list>
      <text:h text:style-name="P4" text:outline-level="2">Capítulo 8: Persistencia de Datos y Base de Datos</text:h>
      <text:list text:style-name="L16">
        <text:list-item>
          <text:p text:style-name="P31">SQLite3 en el MASTER para logging histórico.</text:p>
        </text:list-item>
        <text:list-item>
          <text:p text:style-name="P31">Rotación de logs y backups automáticos.</text:p>
        </text:list-item>
      </text:list>
      <text:h text:style-name="P4" text:outline-level="2">Capítulo 9: Reglas de Diseño de Software</text:h>
      <text:h text:style-name="P5" text:outline-level="3">9.1. Principios de Diseño</text:h>
      <text:list text:style-name="L17">
        <text:list-item>
          <text:p text:style-name="P32"><text:span text:style-name="Strong_20_Emphasis"><text:span text:style-name="Source_20_Text"><text:span text:style-name="T3">main.c</text:span></text:span></text:span><text:span text:style-name="Strong_20_Emphasis"><text:span text:style-name="T1"> Mínimo:</text:span></text:span><text:span text:style-name="T2"> Solo inicializa el sistema y delega al </text:span><text:span text:style-name="Source_20_Text"><text:span text:style-name="T3">app_manager_aq</text:span></text:span><text:span text:style-name="T2">.</text:span></text:p>
        </text:list-item>
        <text:list-item>
          <text:p text:style-name="P32"><text:span text:style-name="Strong_20_Emphasis"><text:span text:style-name="T1">Jerarquía Estricta:</text:span></text:span><text:span text:style-name="T2"> Los servicios no se comunican directamente. La comunicación se realiza a través del </text:span><text:span text:style-name="Source_20_Text"><text:span text:style-name="T3">app_manager_aq</text:span></text:span><text:span text:style-name="T2"> o el bus de eventos </text:span><text:span text:style-name="Source_20_Text"><text:span text:style-name="T3">esp_event</text:span></text:span><text:span text:style-name="T2">.</text:span></text:p>
        </text:list-item>
        <text:list-item>
          <text:p text:style-name="P32"><text:span text:style-name="Strong_20_Emphasis"><text:span text:style-name="T1">Inyección de Dependencias:</text:span></text:span><text:span text:style-name="T2"> El </text:span><text:span text:style-name="Source_20_Text"><text:span text:style-name="T3">app_manager_aq</text:span></text:span><text:span text:style-name="T2"> es responsable de resolver las dependencias (ej. inyectar el </text:span><text:span text:style-name="Source_20_Text"><text:span text:style-name="T3">netif_handle</text:span></text:span><text:span text:style-name="T2"> en </text:span><text:span text:style-name="Source_20_Text"><text:span text:style-name="T3">mqtt_service_aq</text:span></text:span><text:span text:style-name="T2">).</text:span></text:p>
        </text:list-item>
        <text:list-item>
          <text:p text:style-name="P32"><text:span text:style-name="Strong_20_Emphasis"><text:span text:style-name="T1">Convención de Nombres:</text:span></text:span><text:span text:style-name="T2"> Sufijo </text:span><text:span text:style-name="Source_20_Text"><text:span text:style-name="T3">_aq</text:span></text:span><text:span text:style-name="T2"> para componentes y archivos del proyecto.</text:span></text:p>
        </text:list-item>
        <text:list-item>
          <text:p text:style-name="P32"><text:span text:style-name="Strong_20_Emphasis"><text:span text:style-name="T1">Configuración Externa:</text:span></text:span><text:span text:style-name="T2"> Toda la configuración se gestiona a través de NVS.</text:span></text:p>
        </text:list-item>
        <text:list-item>
          <text:p text:style-name="P32"><text:span text:style-name="Strong_20_Emphasis"><text:span text:style-name="T1">SAFE MODE Autónomo:</text:span></text:span><text:span text:style-name="T2"> Cada panel debe poder operar de forma segura sin el MASTER.</text:span></text:p>
        </text:list-item>
        <text:list-item>
          <text:p text:style-name="P32"><text:soft-page-break/><text:span text:style-name="Strong_20_Emphasis"><text:span text:style-name="T1">Tests Automatizados:</text:span></text:span><text:span text:style-name="T2"> Pruebas unitarias (Unity) y de integración (Pytest) son obligatorias.</text:span></text:p>
        </text:list-item>
      </text:list>
      <text:h text:style-name="P4" text:outline-level="2">Capítulo 10: Anexos Técnicos</text:h>
      <text:h text:style-name="P5" text:outline-level="3">10.1. Pinout, Matriz de Alarmas, Procedimientos de Validación</text:h>
      <text:p text:style-name="P3"><text:span text:style-name="Emphasis"><text:span text:style-name="T2">(Contenido sin cambios)</text:span></text:span></text:p>
      <text:h text:style-name="P5" text:outline-level="3">10.2. Ejemplo de Regla JSON</text:h>
      <text:p text:style-name="P3"><text:span text:style-name="Emphasis"><text:span text:style-name="T2">(Contenido sin cambios)</text:span></text:span></text:p>
      <text:h text:style-name="P5" text:outline-level="3">10.3. Librerías y Componentes Válidos</text:h>
      <text:list text:style-name="L18">
        <text:list-item>
          <text:p text:style-name="P33"><text:span text:style-name="Strong_20_Emphasis"><text:span text:style-name="Source_20_Text"><text:span text:style-name="T3">esp_tinyusb</text:span></text:span></text:span><text:span text:style-name="Strong_20_Emphasis"><text:span text:style-name="T1">:</text:span></text:span><text:span text:style-name="T2"> Para la comunicación USB-NCM. APIs clave incluyen </text:span><text:span text:style-name="Source_20_Text"><text:span text:style-name="T3">tud_mount_cb</text:span></text:span><text:span text:style-name="T2">, </text:span><text:span text:style-name="Source_20_Text"><text:span text:style-name="T3">tud_umount_cb</text:span></text:span><text:span text:style-name="T2"> para gestionar el estado del enlace.</text:span></text:p>
        </text:list-item>
        <text:list-item>
          <text:p text:style-name="P33"><text:span text:style-name="Strong_20_Emphasis"><text:span text:style-name="Source_20_Text"><text:span text:style-name="T3">esp-mqtt</text:span></text:span></text:span><text:span text:style-name="Strong_20_Emphasis"><text:span text:style-name="T1">:</text:span></text:span><text:span text:style-name="T2"> Para la comunicación MQTT. El uso debe incluir la vinculación explícita del socket a la interfaz de red correcta.</text:span></text:p>
        </text:list-item>
        <text:list-item>
          <text:p text:style-name="P33"><text:span text:style-name="Strong_20_Emphasis"><text:span text:style-name="Source_20_Text"><text:span text:style-name="T3">nvs_flash</text:span></text:span></text:span><text:span text:style-name="Strong_20_Emphasis"><text:span text:style-name="T1">:</text:span></text:span><text:span text:style-name="T2"> Para la configuración persistente.</text:span></text:p>
        </text:list-item>
        <text:list-item>
          <text:p text:style-name="P33"><text:span text:style-name="Strong_20_Emphasis"><text:span text:style-name="Source_20_Text"><text:span text:style-name="T3">cJSON</text:span></text:span></text:span><text:span text:style-name="Strong_20_Emphasis"><text:span text:style-name="T1">:</text:span></text:span><text:span text:style-name="T2"> Para el parseo de reglas y comandos.</text:span></text:p>
        </text:list-item>
        <text:list-item>
          <text:p text:style-name="P33"><text:span text:style-name="Strong_20_Emphasis"><text:span text:style-name="Source_20_Text"><text:span text:style-name="T3">esp_task_wdt</text:span></text:span></text:span><text:span text:style-name="Strong_20_Emphasis"><text:span text:style-name="T1">, </text:span></text:span><text:span text:style-name="Strong_20_Emphasis"><text:span text:style-name="Source_20_Text"><text:span text:style-name="T3">esp_rtc_wdt</text:span></text:span></text:span><text:span text:style-name="Strong_20_Emphasis"><text:span text:style-name="T1">:</text:span></text:span><text:span text:style-name="T2"> Para la resiliencia del sistema.</text:span></text:p>
        </text:list-item>
      </text:list>
      <text:h text:style-name="P4" text:outline-level="2">Changelog</text:h>
      <text:list text:style-name="L19">
        <text:list-item>
          <text:p text:style-name="P34"><text:span text:style-name="Strong_20_Emphasis"><text:span text:style-name="T1">v5.2 (27 de julio de 2025)</text:span></text:span></text:p>
          <text:list>
            <text:list-item>
              <text:p text:style-name="P34"><text:span text:style-name="Strong_20_Emphasis"><text:span text:style-name="T1">Refactorización Arquitectónica:</text:span></text:span><text:span text:style-name="T2"> Se adopta formalmente el patrón de diseño </text:span><text:span text:style-name="Source_20_Text"><text:span text:style-name="T3">app_manager</text:span></text:span><text:span text:style-name="T2"> &gt; </text:span><text:span text:style-name="Source_20_Text"><text:span text:style-name="T3">servicios</text:span></text:span><text:span text:style-name="T2"> para el firmware de los paneles.</text:span></text:p>
            </text:list-item>
            <text:list-item>
              <text:p text:style-name="P34"><text:span text:style-name="Strong_20_Emphasis"><text:span text:style-name="T1">Actualización a ESP-IDF v5.5:</text:span></text:span><text:span text:style-name="T2"> Se valida la compatibilidad y se aprovechan las mejoras en USB, IRAM y estabilidad.</text:span></text:p>
            </text:list-item>
            <text:list-item>
              <text:p text:style-name="P34"><text:span text:style-name="Strong_20_Emphasis"><text:span text:style-name="T1">Estrategias Formalizadas:</text:span></text:span><text:span text:style-name="T2"> Se documentan explícitamente las estrategias de optimización de IRAM, la vinculación de sockets MQTT y el manejo de eventos de enlace USB.</text:span></text:p>
            </text:list-item>
          </text:list>
        </text:list-item>
        <text:list-item>
          <text:p text:style-name="P34"><text:span text:style-name="Strong_20_Emphasis"><text:span text:style-name="T1">v5.1 (12 de julio de 2025)</text:span></text:span></text:p>
          <text:list>
            <text:list-item>
              <text:p text:style-name="P35">Migración a USB-NCM para paneles.</text:p>
            </text:list-item>
            <text:list-item>
              <text:p text:style-name="P35">ATLAS_PI a TCP/IP.</text:p>
            </text:list-item>
            <text:list-item>
              <text:p text:style-name="P35">Creación de las Reglas de Diseño de Software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07T12:50:05.738727311</meta:creation-date>
    <dc:date>2025-08-07T12:52:11.843386205</dc:date>
    <meta:editing-duration>PT2M6S</meta:editing-duration>
    <meta:editing-cycles>1</meta:editing-cycles>
    <meta:document-statistic meta:table-count="1" meta:image-count="0" meta:object-count="0" meta:page-count="7" meta:paragraph-count="187" meta:word-count="1632" meta:character-count="11000" meta:non-whitespace-character-count="9473"/>
    <meta:generator>LibreOffice/25.2.5.2$Linux_X86_64 LibreOffice_project/520$Build-2</meta:generator>
  </office:meta>
</office:document-meta>
</file>